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language="en" fo:country="US" officeooo:rsid="001456f4" officeooo:paragraph-rsid="001456f4" style:font-size-asian="12.25pt" style:font-size-complex="14pt"/>
    </style:style>
    <style:style style:name="P2" style:family="paragraph" style:parent-style-name="Standard" style:list-style-name="L1">
      <style:paragraph-properties fo:line-height="150%"/>
      <style:text-properties fo:font-size="14pt" fo:language="en" fo:country="US" officeooo:rsid="001456f4" officeooo:paragraph-rsid="001456f4" style:font-size-asian="12.25pt" style:font-size-complex="14pt"/>
    </style:style>
    <style:style style:name="P3" style:family="paragraph" style:parent-style-name="Standard" style:list-style-name="L1">
      <loext:graphic-properties draw:fill="none"/>
      <style:paragraph-properties fo:line-height="150%" fo:background-color="transparent"/>
      <style:text-properties fo:font-size="14pt" fo:language="en" fo:country="US" officeooo:rsid="001456f4" officeooo:paragraph-rsid="00154084" style:font-size-asian="12.25pt" style:font-size-complex="14pt"/>
    </style:style>
    <style:style style:name="P4" style:family="paragraph" style:parent-style-name="Standard" style:list-style-name="L1">
      <loext:graphic-properties draw:fill="none"/>
      <style:paragraph-properties fo:line-height="150%" fo:background-color="transparent"/>
      <style:text-properties fo:font-size="14pt" fo:language="en" fo:country="US" officeooo:rsid="00154084" officeooo:paragraph-rsid="00154084" style:font-size-asian="12.25pt" style:font-size-complex="14pt"/>
    </style:style>
    <style:style style:name="P5" style:family="paragraph" style:parent-style-name="Standard" style:list-style-name="L1">
      <loext:graphic-properties draw:fill="none"/>
      <style:paragraph-properties fo:margin-left="0.5in" fo:margin-right="0in" fo:line-height="150%" fo:text-indent="-0.25in" style:auto-text-indent="false" fo:background-color="transparent"/>
      <style:text-properties fo:font-size="14pt" fo:language="en" fo:country="US" officeooo:rsid="001456f4" officeooo:paragraph-rsid="00154084" style:font-size-asian="12.25pt" style:font-size-complex="14pt"/>
    </style:style>
    <style:style style:name="P6" style:family="paragraph" style:parent-style-name="Standard" style:list-style-name="L1">
      <loext:graphic-properties draw:fill="none"/>
      <style:paragraph-properties fo:margin-left="0.5in" fo:margin-right="0in" fo:line-height="150%" fo:text-indent="-0.25in" style:auto-text-indent="false" fo:background-color="transparent"/>
      <style:text-properties fo:font-size="14pt" fo:language="en" fo:country="US" officeooo:rsid="00154084" officeooo:paragraph-rsid="00154084" style:font-size-asian="12.25pt" style:font-size-complex="14pt"/>
    </style:style>
    <style:style style:name="P7" style:family="paragraph" style:parent-style-name="Standard" style:list-style-name="L1">
      <loext:graphic-properties draw:fill="none"/>
      <style:paragraph-properties fo:margin-left="0.5in" fo:margin-right="0in" fo:line-height="150%" fo:text-indent="-0.25in" style:auto-text-indent="false" fo:background-color="transparent"/>
      <style:text-properties officeooo:paragraph-rsid="001456f4"/>
    </style:style>
    <style:style style:name="P8" style:family="paragraph" style:parent-style-name="Standard" style:list-style-name="L1">
      <loext:graphic-properties draw:fill="none"/>
      <style:paragraph-properties fo:margin-left="0.5in" fo:margin-right="0in" fo:line-height="150%" fo:text-indent="-0.25in" style:auto-text-indent="false" fo:background-color="transparent"/>
      <style:text-properties officeooo:paragraph-rsid="00154084"/>
    </style:style>
    <style:style style:name="P9" style:family="paragraph" style:parent-style-name="Standard" style:list-style-name="L1" style:master-page-name="">
      <loext:graphic-properties draw:fill="none"/>
      <style:paragraph-properties fo:margin-left="0.5in" fo:margin-right="0in" fo:line-height="150%" fo:text-indent="-0.25in" style:auto-text-indent="false" style:page-number="auto" fo:background-color="transparent"/>
      <style:text-properties fo:font-size="14pt" fo:language="en" fo:country="US" officeooo:rsid="001456f4" officeooo:paragraph-rsid="001456f4" style:font-size-asian="12.25pt" style:font-size-complex="14pt"/>
    </style:style>
    <style:style style:name="P10" style:family="paragraph" style:parent-style-name="Standard" style:list-style-name="L1" style:master-page-name="">
      <loext:graphic-properties draw:fill="none"/>
      <style:paragraph-properties fo:margin-left="0.5in" fo:margin-right="0in" fo:line-height="150%" fo:text-indent="-0.25in" style:auto-text-indent="false" style:page-number="auto" fo:background-color="transparent"/>
      <style:text-properties fo:font-size="14pt" fo:language="en" fo:country="US" officeooo:rsid="001456f4" officeooo:paragraph-rsid="00154084" style:font-size-asian="12.25pt" style:font-size-complex="14pt"/>
    </style:style>
    <style:style style:name="P11" style:family="paragraph" style:parent-style-name="Standard" style:list-style-name="L1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size="14pt" fo:language="en" fo:country="US" officeooo:rsid="001456f4" officeooo:paragraph-rsid="001456f4" style:font-size-asian="12.25pt" style:font-size-complex="14pt"/>
    </style:style>
    <style:style style:name="P12" style:family="paragraph" style:parent-style-name="Standard" style:list-style-name="L1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size="14pt" fo:language="en" fo:country="US" officeooo:rsid="001456f4" officeooo:paragraph-rsid="00154084" style:font-size-asian="12.25pt" style:font-size-complex="14pt"/>
    </style:style>
    <style:style style:name="P13" style:family="paragraph" style:parent-style-name="Heading_20_1">
      <style:text-properties officeooo:paragraph-rsid="001456f4"/>
    </style:style>
    <style:style style:name="P14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page" fo:background-color="transparent" fo:keep-with-next="always"/>
      <style:text-properties officeooo:paragraph-rsid="001456f4"/>
    </style:style>
    <style:style style:name="P15" style:family="paragraph" style:parent-style-name="Heading_20_2">
      <style:text-properties officeooo:paragraph-rsid="001456f4"/>
    </style:style>
    <style:style style:name="P16" style:family="paragraph" style:parent-style-name="Heading_20_2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456f4"/>
    </style:style>
    <style:style style:name="P17" style:family="paragraph" style:parent-style-name="Heading_20_2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54084"/>
    </style:style>
    <style:style style:name="T1" style:family="text">
      <style:text-properties fo:font-size="14pt" fo:language="en" fo:country="US" officeooo:rsid="001456f4" style:font-size-asian="12.25pt" style:font-size-complex="14pt"/>
    </style:style>
    <style:style style:name="T2" style:family="text">
      <style:text-properties fo:font-size="14pt" fo:language="en" fo:country="US" officeooo:rsid="00154084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456f4"/>
    </style:style>
    <style:style style:name="T6" style:family="text">
      <style:text-properties fo:language="en" fo:country="US" officeooo:rsid="00154084"/>
    </style:style>
    <style:style style:name="T7" style:family="text">
      <style:text-properties officeooo:rsid="0015408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suite “Files permissions check”</text:h>
      <text:h text:style-name="Heading_20_2" text:outline-level="2">Test case 1 “Check writable files”</text:h>
      <text:p text:style-name="P1">Steps:</text:p>
      <text:list xml:id="list4201982089022248584" text:style-name="L1">
        <text:list-item>
          <text:p text:style-name="P2">Find files with “wr” permissions</text:p>
        </text:list-item>
        <text:list-item>
          <text:p text:style-name="P2">Write random string to the each file</text:p>
        </text:list-item>
        <text:list-item>
          <text:p text:style-name="P2">Expected: No IO errors</text:p>
        </text:list-item>
        <text:list-item>
          <text:p text:style-name="P2">Read those files</text:p>
        </text:list-item>
        <text:list-item>
          <text:p text:style-name="P2">Ecpected: No IO errors, text in file equals string in #2 step</text:p>
        </text:list-item>
      </text:list>
      <text:h text:style-name="P15" text:outline-level="2">Test case <text:span text:style-name="T5">2</text:span> “Check <text:span text:style-name="T5">read</text:span>able files”</text:h>
      <text:p text:style-name="P1">Steps:</text:p>
      <text:list xml:id="list150052340807585" text:continue-list="list4201982089022248584" text:style-name="L1">
        <text:list-item text:start-value="1">
          <text:p text:style-name="P2">Find files with “r” permissions</text:p>
        </text:list-item>
        <text:list-item>
          <text:p text:style-name="P2">Read data from each file</text:p>
        </text:list-item>
        <text:list-item>
          <text:p text:style-name="P2">Expected: No IO errors</text:p>
        </text:list-item>
        <text:list-item>
          <text:p text:style-name="P2">Write random string to the each file</text:p>
        </text:list-item>
        <text:list-item>
          <text:p text:style-name="P2">Ecpected: IO error</text:p>
        </text:list-item>
      </text:list>
      <text:h text:style-name="P15" text:outline-level="2">Test case <text:span text:style-name="T5">2</text:span> “Check <text:span text:style-name="T5">read</text:span>able <text:span text:style-name="T5">and executable</text:span> files”</text:h>
      <text:p text:style-name="P1">Steps:</text:p>
      <text:list xml:id="list150052961728062" text:continue-list="list150052340807585" text:style-name="L1">
        <text:list-item text:start-value="1">
          <text:p text:style-name="P2">Find files with “rx” permissions</text:p>
        </text:list-item>
        <text:list-item>
          <text:p text:style-name="P2">Read data from each file</text:p>
        </text:list-item>
        <text:list-item>
          <text:p text:style-name="P2">Expected: No IO errors</text:p>
        </text:list-item>
        <text:list-item>
          <text:p text:style-name="P2">Write random string to the each file</text:p>
        </text:list-item>
        <text:list-item>
          <text:p text:style-name="P2">Ecpected: IO error</text:p>
          <text:p text:style-name="P2"/>
        </text:list-item>
      </text:list>
      <text:h text:style-name="P13" text:outline-level="1"><text:soft-page-break/>Test suite “<text:span text:style-name="T5">Directories</text:span> permissions check”</text:h>
      <text:h text:style-name="P15" text:outline-level="2">Test case 1 “Check <text:span text:style-name="T5">writable(but not readable)</text:span> <text:span text:style-name="T5">directories</text:span>”</text:h>
      <text:p text:style-name="P1">Steps:</text:p>
      <text:list xml:id="list150053602402238" text:continue-list="list150052961728062" text:style-name="L1">
        <text:list-item text:start-value="1">
          <text:p text:style-name="P2">Find dirs with “w” permissions</text:p>
        </text:list-item>
        <text:list-item>
          <text:p text:style-name="P2">Read list of files and subdirs</text:p>
        </text:list-item>
        <text:list-item>
          <text:p text:style-name="P2">Expected: OS error</text:p>
        </text:list-item>
      </text:list>
      <text:h text:style-name="P15" text:outline-level="2">Test case <text:span text:style-name="T5">2</text:span> “Check <text:span text:style-name="T5">readable</text:span> <text:span text:style-name="T5">directories</text:span>”</text:h>
      <text:p text:style-name="P1">Steps:</text:p>
      <text:list xml:id="list150051964374232" text:continue-list="list150053602402238" text:style-name="L1">
        <text:list-item text:start-value="1">
          <text:p text:style-name="P2">Find dirs with “r” permissions</text:p>
        </text:list-item>
        <text:list-item>
          <text:p text:style-name="P2">Read list of files and subdirs</text:p>
        </text:list-item>
        <text:list-item>
          <text:p text:style-name="P2">Expected: no OS errors</text:p>
          <text:p text:style-name="P2"/>
          <text:h text:style-name="P14" text:outline-level="1">Test suite “<text:span text:style-name="T5">Change file attribute</text:span>”</text:h>
          <text:list>
            <text:list-header>
              <text:h text:style-name="P16" text:outline-level="2">Test case 1 “<text:span text:style-name="T6">Change file modification time</text:span>”</text:h>
              <text:p text:style-name="P11">Steps:</text:p>
            </text:list-header>
          </text:list>
        </text:list-item>
        <text:list-item text:start-value="1">
          <text:p text:style-name="P9">Find files with “<text:span text:style-name="T7">r</text:span>w” permissions</text:p>
        </text:list-item>
        <text:list-item>
          <text:p text:style-name="P5">Read <text:span text:style-name="T7">modification time</text:span></text:p>
        </text:list-item>
        <text:list-item>
          <text:p text:style-name="P6">Change modification time to random</text:p>
        </text:list-item>
        <text:list-item>
          <text:p text:style-name="P3">Read <text:span text:style-name="T7">modification time</text:span></text:p>
        </text:list-item>
        <text:list-item>
          <text:p text:style-name="P7"><text:span text:style-name="T1">Expected: </text:span><text:span text:style-name="T2">Time in steps #2 and #4 are not equal, time in steps #3 and #4 are equal</text:span></text:p>
          <text:list>
            <text:list-header>
              <text:h text:style-name="P17" text:outline-level="2">Test case 1 “<text:span text:style-name="T6">Change file access time</text:span>”</text:h>
              <text:p text:style-name="P12">Steps:</text:p>
            </text:list-header>
          </text:list>
        </text:list-item>
        <text:list-item text:start-value="1">
          <text:p text:style-name="P10">Find files with “<text:span text:style-name="T7">r</text:span>w” permissions</text:p>
        </text:list-item>
        <text:list-item>
          <text:p text:style-name="P3">Read <text:span text:style-name="T7">access time</text:span></text:p>
        </text:list-item>
        <text:list-item>
          <text:p text:style-name="P4">Change access time to random</text:p>
        </text:list-item>
        <text:list-item>
          <text:p text:style-name="P3">Read <text:span text:style-name="T7">access time</text:span></text:p>
        </text:list-item>
        <text:list-item>
          <text:p text:style-name="P8"><text:span text:style-name="T1">Expected: </text:span><text:span text:style-name="T2">Time in steps #2 and #4 are not equal, time in steps #3 and #4 are equ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4:41:15.965000000</meta:creation-date>
    <dc:date>2016-02-21T15:00:51.623000000</dc:date>
    <meta:editing-duration>PT4M5S</meta:editing-duration>
    <meta:editing-cycles>1</meta:editing-cycles>
    <meta:document-statistic meta:table-count="0" meta:image-count="0" meta:object-count="0" meta:page-count="3" meta:paragraph-count="48" meta:word-count="277" meta:character-count="1467" meta:non-whitespace-character-count="1269"/>
    <meta:generator>LibreOffice/5.0.4.2$Windows_x86 LibreOffice_project/2b9802c1994aa0b7dc6079e128979269cf95bc78</meta:generator>
  </office:meta>
</office:document-meta>
</file>